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6acb8"/>
    </style:style>
    <style:style style:name="T1" style:family="text">
      <style:text-properties style:font-name="Monospace" fo:font-size="16pt" style:font-size-asian="16pt"/>
    </style:style>
    <style:style style:name="T2" style:family="text">
      <style:text-properties fo:color="#3c3c3c" style:font-name="Monospace" fo:font-size="16pt" style:text-underline-style="solid" style:text-underline-width="auto" style:text-underline-color="font-color" style:font-size-asian="1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se instructions are fairly rough and haven't been tried out on a virgin machine, but this is pretty much what you need to do to contribute to or develop code for <text:span text:style-name="T4">things</text:span>.</text:p>
      <text:list xml:id="list6105688815541745870" text:style-name="L1">
        <text:list-item>
          <text:p text:style-name="P1">Install git.</text:p>
        </text:list-item>
        <text:list-item>
          <text:p text:style-name="P1">Install eclipse.</text:p>
        </text:list-item>
        <text:list-item>
          <text:p text:style-name="P1">Add the jsTestDriver plugin described at https://code.google.com/p/js-test-driver/wiki/UsingTheEclipsePlugin.</text:p>
        </text:list-item>
        <text:list-item>
          <text:p text:style-name="P1">Configure browser startup commands in the jsTestDriver properties and open the jsTestDriver window under Javascript.</text:p>
        </text:list-item>
        <text:list-item>
          <text:p text:style-name="P1">Install couchdb from http://couchdb.apache.org/ and test that futon can access it (after a reboot on Windows) at http://localhost:5984/_utils/index.html.</text:p>
        </text:list-item>
        <text:list-item>
          <text:p text:style-name="P1">Install erica as described at https://github.com/benoitc/erica (some issues with current git repo, so use prebuilt binaries). The project assumes linux and that erica can be found in /usr/local/bin/erica.</text:p>
        </text:list-item>
        <text:list-item>
          <text:p text:style-name="P1">Install deluge and deluge-web. Enable the web interface under WebUI in preferences.</text:p>
        </text:list-item>
        <text:list-item>
          <text:p text:style-name="P1">Clone the things project found at https://github.com/derrickoswald/things.</text:p>
        </text:list-item>
        <text:list-item>
          <text:p text:style-name="P1">Import the project into eclipse (don't copy into workspace).</text:p>
        </text:list-item>
        <text:list-item>
          <text:p text:style-name="P1">Windows users will need to change the command line for the "erica push to couchdb" builder to C:\Program Files (x86)\Apache Software Foundation\CouchDB\bin\erica.cmd or wherever you placed it.</text:p>
        </text:list-item>
        <text:list-item>
          <text:p text:style-name="P1">All users will need to modify the build variables for ${couchdb_admin}, ${couchdb_password}, ${couchdb_host} and ${couchdb_port}.</text:p>
        </text:list-item>
        <text:list-item>
          <text:p text:style-name="P1">Add a "run configuration" for jsTestDriver for the project to run every save.</text:p>
        </text:list-item>
        <text:list-item>
          <text:p text:style-name="P1">Install JsDoc as described at http://usejsdoc.org.</text:p>
        </text:list-item>
        <text:list-item>
          <text:p text:style-name="P1">Build the project. On the first build (and after a clean) it will ask you for the couchdb admin password. This should push it to the local couchdb.</text:p>
        </text:list-item>
        <text:list-item>
          <text:p text:style-name="P2">Browse to http://localhost:5984/things/_design/things/_rewrite/ and it will detect there is no configuration database, and take you to the configurator.</text:p>
        </text:list-item>
        <text:list-item>
          <text:p text:style-name="P2">Follow the steps outlined in the configurator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rick Oswald</meta:initial-creator>
    <meta:creation-date>2015-09-08T18:15:40.803461237</meta:creation-date>
    <dc:date>2015-09-08T20:15:22.073297255</dc:date>
    <dc:creator>Derrick Oswald</dc:creator>
    <meta:editing-duration>PT1H58M50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262" meta:character-count="1807" meta:non-whitespace-character-count="1578"/>
  </office:meta>
</office:document-meta>
</file>